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4210" officeooo:paragraph-rsid="001342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code “block” is between {}</text:p>
      <text:p text:style-name="P1"/>
      <text:p text:style-name="P1">a method is a named block of code</text:p>
      <text:p text:style-name="P1"/>
      <text:p text:style-name="P1">import java.util.Scanner; </text:p>
      <text:p text:style-name="P1"/>
      <text:p text:style-name="P1">Scanner userInput = new Scanner(System.in);</text:p>
      <text:p text:style-name="P1"/>
      <text:p text:style-name="P1">“new” instantiation of the scanner class creates an object of type scanner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7:37:43.399801576</meta:creation-date>
    <dc:date>2019-02-12T20:49:14.982769361</dc:date>
    <meta:editing-duration>PT3H1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33" meta:character-count="206" meta:non-whitespace-character-count="175"/>
  </office:meta>
</office:document-meta>
</file>